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492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492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492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492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492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492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492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492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492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492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492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492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492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492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492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492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492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cia Del Valle Bravo Rejòn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9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14016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Orlando Rafael Romero Là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53923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0.8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4" meta:non-whitespace-character-count="1004"/>
    <meta:template xlink:type="simple" xlink:actuate="onRequest" xlink:title="Normal" xlink:href=""/>
  </office:meta>
</office:document-meta>
</file>